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ľka1" style:family="table">
      <style:table-properties style:width="16.002cm" table:align="margins"/>
    </style:style>
    <style:style style:name="Tabuľka1.A" style:family="table-column">
      <style:table-column-properties style:column-width="8.001cm" style:rel-column-width="32767*"/>
    </style:style>
    <style:style style:name="Tabuľka1.B" style:family="table-column">
      <style:table-column-properties style:column-width="8.001cm" style:rel-column-width="32768*"/>
    </style:style>
    <style:style style:name="Tabuľka1.A1" style:family="table-cell">
      <style:table-cell-properties fo:padding="0cm" fo:border="none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>
        <style:tab-stops>
          <style:tab-stop style:position="3cm"/>
        </style:tab-stops>
      </style:paragraph-properties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size="13pt" fo:font-weight="bold" style:font-name-asian="ArialMT" style:font-size-asian="13pt" style:font-weight-asian="bold" style:font-name-complex="ArialMT" style:font-size-complex="13p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size="13pt" fo:font-weight="normal" style:font-name-asian="ArialMT" style:font-size-asian="13pt" style:font-weight-asian="normal" style:font-name-complex="ArialMT" style:font-size-complex="13p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1.499cm"/>
        </style:tab-stops>
      </style:paragraph-properties>
      <style:text-properties style:font-name="Arial"/>
    </style:style>
    <style:style style:name="P9" style:family="paragraph" style:parent-style-name="Standard">
      <style:paragraph-properties fo:text-align="center" style:justify-single-word="false">
        <style:tab-stops>
          <style:tab-stop style:position="1.499cm"/>
        </style:tab-stops>
      </style:paragraph-properties>
      <style:text-properties style:font-name="Arial"/>
    </style:style>
    <style:style style:name="P10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/>
    </style:style>
    <style:style style:name="P11" style:family="paragraph" style:parent-style-name="Standard">
      <style:paragraph-properties fo:text-align="start" style:justify-single-word="false">
        <style:tab-stops>
          <style:tab-stop style:position="1.499cm"/>
        </style:tab-stops>
      </style:paragraph-properties>
      <style:text-properties style:font-name="Arial" fo:font-size="6pt" style:font-size-asian="6pt" style:font-size-complex="6pt"/>
    </style:style>
    <style:style style:name="P1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 style:font-name="Arial"/>
    </style:style>
    <style:style style:name="P14" style:family="paragraph" style:parent-style-name="Table_20_Contents">
      <style:paragraph-properties fo:text-align="center" style:justify-single-word="false"/>
      <style:text-properties style:font-name="Ari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6" style:family="paragraph" style:parent-style-name="Table_20_Contents">
      <style:paragraph-properties fo:text-align="center" style:justify-single-word="false">
        <style:tab-stops>
          <style:tab-stop style:position="1.499cm"/>
        </style:tab-stops>
      </style:paragraph-properties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7" style:family="paragraph" style:parent-style-name="Standard">
      <style:paragraph-properties fo:margin-left="2cm" fo:margin-right="0cm" fo:line-height="150%" fo:text-align="start" style:justify-single-word="false" fo:text-indent="-2cm" style:auto-text-indent="false">
        <style:tab-stops>
          <style:tab-stop style:position="1.4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18" style:family="paragraph" style:parent-style-name="Standard">
      <style:paragraph-properties fo:margin-left="2cm" fo:margin-right="0cm" fo:line-height="150%" fo:text-align="start" style:justify-single-word="false" fo:text-indent="-2cm" style:auto-text-indent="false">
        <style:tab-stops>
          <style:tab-stop style:position="1.499cm"/>
        </style:tab-stops>
      </style:paragraph-properties>
      <style:text-properties style:font-name="Arial" fo:font-size="13pt" fo:font-weight="bold" style:font-name-asian="ArialMT" style:font-size-asian="13pt" style:font-weight-asian="bold" style:font-name-complex="ArialMT" style:font-size-complex="13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Preberací protokol projektovej dokumentácie </text:p>
      <text:p text:style-name="P3"/>
      <text:p text:style-name="P4"/>
      <text:p text:style-name="P4"/>
      <text:p text:style-name="P4"/>
      <text:p text:style-name="P5">Produkt:</text:p>
      <text:p text:style-name="P4"><text:span text:style-name="T1"><text:tab/></text:span><text:span text:style-name="T3">ALUMNI</text:span><text:span text:style-name="T4"> – Informačný systém pre komunikáciu s absolventmi</text:span></text:p>
      <text:p text:style-name="P7"/>
      <text:p text:style-name="P6"><text:span text:style-name="T2">Predmet odovzdávania:</text:span><text:tab/></text:p>
      <text:p text:style-name="P17"><text:tab/>Projektová dokumentácia obsahujúca analýzu, špecifikáciu a návrh riešenia, v rozsahu 47 strán</text:p>
      <text:p text:style-name="P18"/>
      <text:p text:style-name="P5">Odovzdávajúci tím:</text:p>
      <text:p text:style-name="P7"><text:tab/>ALUMINIUM <text:span text:style-name="T5">(tím č. 14)</text:span></text:p>
      <text:p text:style-name="P5"/>
      <text:p text:style-name="P5">Preberajúci:</text:p>
      <text:p text:style-name="P7"><text:tab/><text:span text:style-name="T6">doc. Ing. Jana Minárová, PhD. </text:span><text:span text:style-name="T5">(pedagóg)</text:span></text:p>
      <text:p text:style-name="P5"/>
      <text:p text:style-name="P5"/>
      <text:p text:style-name="P5">Dátum odovzdania:</text:p>
      <text:p text:style-name="P7"><text:tab/>15. 11. 2007</text:p>
      <text:p text:style-name="P4"/>
      <text:p text:style-name="P10"/>
      <text:p text:style-name="P8"/>
      <table:table table:name="Tabuľka1" table:style-name="Tabuľka1">
        <table:table-column table:style-name="Tabuľka1.A"/>
        <table:table-column table:style-name="Tabuľka1.B"/>
        <table:table-row>
          <table:table-cell table:style-name="Tabuľka1.A1" office:value-type="string">
            <text:p text:style-name="P9">_________________________</text:p>
          </table:table-cell>
          <table:table-cell table:style-name="Tabuľka1.A1" office:value-type="string">
            <text:p text:style-name="P9">_________________________</text:p>
          </table:table-cell>
        </table:table-row>
        <table:table-row>
          <table:table-cell office:value-type="string">
            <text:p text:style-name="P16">doc. Ing. Jana Minárová, PhD.</text:p>
          </table:table-cell>
          <table:table-cell office:value-type="string">
            <text:p text:style-name="P15">ALUMINIUM</text:p>
          </table:table-cell>
        </table:table-row>
        <table:table-row>
          <table:table-cell office:value-type="string">
            <text:p text:style-name="P9">(pedagóg)</text:p>
          </table:table-cell>
          <table:table-cell office:value-type="string">
            <text:p text:style-name="P14">(tím č. 14)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1.929cm" svg:y="0.049cm" svg:width="4.073cm" svg:height="0.711cm" draw:z-index="0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Peto</meta:initial-creator>
    <meta:creation-date>2007-11-14T11:24:40</meta:creation-date>
    <dc:creator>Peto</dc:creator>
    <dc:date>2007-11-14T23:21:02</dc:date>
    <meta:editing-cycles>7</meta:editing-cycles>
    <meta:editing-duration>PT10H47M10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18" meta:word-count="55" meta:character-count="461"/>
  </office:meta>
</office:document-meta>
</file>